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gradient" draw:fill-color="#99ccff" draw:fill-gradient-name="Gradient_20_7" draw:gradient-step-count="0" draw:textarea-horizontal-align="left" draw:textarea-vertical-align="top" draw:auto-grow-height="false" draw:shadow="hidden" draw:shadow-offset-x="0.152cm" draw:shadow-offset-y="0.152cm" draw:shadow-color="#c0c0c0"/>
    </style:style>
    <style:style style:name="gr2" style:family="graphic" style:parent-style-name="standard">
      <style:graphic-properties draw:fill="solid" draw:fill-color="#e6e6e6" draw:gradient-step-count="0" draw:textarea-horizontal-align="left" draw:textarea-vertical-align="top" draw:auto-grow-height="false" draw:shadow="hidden" draw:shadow-offset-x="0.152cm" draw:shadow-offset-y="0.152cm" draw:shadow-color="#c0c0c0"/>
    </style:style>
    <style:style style:name="gr3" style:family="graphic" style:parent-style-name="standard">
      <style:graphic-properties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family="'Courier 10 Pitch'" style:font-pitch="fixed"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fo:font-family="'Liberation Sans'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T7" style:family="text">
      <style:text-properties fo:font-family="'Courier 10 Pitch'" style:font-pitch="fixed" fo:font-size="10pt" fo:font-style="normal" style:font-size-asian="10pt" style:font-style-asian="normal" style:font-size-complex="10pt" style:font-style-complex="normal"/>
    </style:style>
    <style:style style:name="T8" style:family="text">
      <style:text-properties fo:font-family="'Courier 10 Pitch'" style:font-pitch="fixed" fo:font-size="10pt" fo:font-style="italic" style:font-size-asian="10pt" style:font-style-asian="italic" style:font-size-complex="10pt" style:font-style-complex="italic"/>
    </style:style>
    <style:style style:name="T9" style:family="text">
      <style:text-properties fo:font-family="'Liberation Sans'" style:font-family-generic="swiss" style:font-pitch="variable" fo:font-size="10pt" fo:font-style="italic" style:text-underline-style="none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custom-shape draw:style-name="gr1" draw:text-style-name="P2" draw:layer="layout" svg:width="8.128cm" svg:height="10.414cm" svg:x="1.535cm" svg:y="2.27cm">
            <text:p text:style-name="P1"><text:span text:style-name="T1">De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7.52cm" svg:height="9.384cm" svg:x="1.862cm" svg:y="3.073cm">
            <text:p text:style-name="P1"><text:span text:style-name="T2">Device ID</text:span><text:span text:style-name="T3">: </text:span><text:span text:style-name="T4">1</text:span></text:p>
            <text:p text:style-name="P1"><text:span text:style-name="T5">Device Type</text:span><text:span text:style-name="T3">: weather_r</text:span><text:span text:style-name="T4">1</text:span><text:span text:style-name="T4"><text:line-break/></text:span><text:span text:style-name="T4"/></text:p>
            <text:p text:style-name="P1"><text:span text:style-name="T5">Installed Packages</text:span><text:span text:style-name="T3">: </text:span></text:p>
            <text:p text:style-name="P1"><text:span text:style-name="T4">[“exodev-1.0”, “weather_app-1.1”]</text:span></text:p>
            <text:p text:style-name="P1"><text:span text:style-name="T4"/></text:p>
            <text:p text:style-name="P1"><text:span text:style-name="T6">Device Attributes: </text:span></text:p>
            <text:p text:style-name="P1"><text:span text:style-name="T7">[ </text:span></text:p>
            <text:p text:style-name="P1"><text:span text:style-name="T7"><text:s/></text:span><text:span text:style-name="T7">{ msisdn, “+467031231234” },</text:span></text:p>
            <text:p text:style-name="P1"><text:span text:style-name="T7"><text:s/></text:span><text:span text:style-name="T7">{ location, “hjoggböle” <text:s/>}</text:span></text:p>
            <text:p text:style-name="P1"><text:span text:style-name="T7">]</text:span></text:p>
            <text:p text:style-name="P1"><text:span text:style-name="T8"/></text:p>
            <text:p text:style-name="P1"><text:span text:style-name="T5">Configuration Data</text:span><text:span text:style-name="T3">: </text:span><text:span text:style-name="T4"><text:line-break/></text:span><text:span text:style-name="T4">[</text:span></text:p>
            <text:p text:style-name="P1"><text:span text:style-name="T4">{ exodev, { </text:span></text:p>
            <text:p text:style-name="P1"><text:span text:style-name="T4"><text:s text:c="2"/></text:span><text:span text:style-name="T4">ip_addr, “192.168.0.1” </text:span></text:p>
            <text:p text:style-name="P1"><text:span text:style-name="T4"><text:s text:c="2"/></text:span><text:span text:style-name="T4">},</text:span></text:p>
            <text:p text:style-name="P1"><text:span text:style-name="T4">}, </text:span></text:p>
            <text:p text:style-name="P1"><text:span text:style-name="T4">{ weather_app, { </text:span></text:p>
            <text:p text:style-name="P1"><text:span text:style-name="T4"><text:s text:c="2"/></text:span><text:span text:style-name="T4">sample_rate, 128</text:span></text:p>
            <text:p text:style-name="P1"><text:span text:style-name="T4"><text:s text:c="2"/></text:span><text:span text:style-name="T4">}</text:span></text:p>
            <text:p text:style-name="P1"><text:span text:style-name="T4">}]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" draw:id="id2">
          <draw:custom-shape draw:style-name="gr1" draw:text-style-name="P2" draw:layer="layout" svg:width="6.031cm" svg:height="6.985cm" svg:x="14.019cm" svg:y="2.054cm">
            <text:p text:style-name="P1"><text:span text:style-name="T1">DeviceTyp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5.507cm" svg:height="5.969cm" svg:x="14.281cm" svg:y="2.816cm">
            <text:p text:style-name="P1"><text:span text:style-name="T5">Name</text:span><text:span text:style-name="T3">: </text:span><text:span text:style-name="T4">weather_r1</text:span></text:p>
            <text:p text:style-name="P1"><text:span text:style-name="T5">Protocol</text:span><text:span text:style-name="T3">: </text:span><text:span text:style-name="T4">weather_proto_v1</text:span></text:p>
            <text:p text:style-name="P1"><text:span text:style-name="T5"><text:line-break/></text:span><text:span text:style-name="T5">Allowed Packages</text:span><text:span text:style-name="T3">: </text:span><text:span text:style-name="T3"><text:line-break/></text:span><text:span text:style-name="T4">[ “exodev-1.0”, </text:span><text:span text:style-name="T4"><text:line-break/></text:span><text:span text:style-name="T4"> <text:s/>“weahter_app-1.1” ]</text:span><text:span text:style-name="T4"><text:line-break/></text:span><text:span text:style-name="T4"><text:line-break/></text:span><text:span text:style-name="T9">Device Attribute Spec</text:span><text:span text:style-name="T6">:</text:span><text:span text:style-name="T4"> </text:span></text:p>
            <text:p text:style-name="P1"><text:span text:style-name="T4">module weather_r1 {</text:span></text:p>
            <text:p text:style-name="P1"><text:span text:style-name="T4"><text:s text:c="2"/></text:span><text:span text:style-name="T4">container attributes {</text:span></text:p>
            <text:p text:style-name="P1"><text:span text:style-name="T4"><text:s text:c="4"/></text:span><text:span text:style-name="T4">leaf msisdn { … },</text:span></text:p>
            <text:p text:style-name="P1"><text:span text:style-name="T4"><text:s text:c="4"/></text:span><text:span text:style-name="T4">leaf location { … }</text:span></text:p>
            <text:p text:style-name="P1"><text:span text:style-name="T4"><text:s text:c="2"/></text:span><text:span text:style-name="T4">}</text:span></text:p>
            <text:p text:style-name="P1"><text:span text:style-name="T4">}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3" draw:id="id3">
          <draw:custom-shape draw:style-name="gr1" draw:text-style-name="P2" draw:layer="layout" svg:width="5.461cm" svg:height="2.159cm" svg:x="20.704cm" svg:y="4.465cm">
            <text:p text:style-name="P1"><text:span text:style-name="T1">Protocol Plugi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4.953cm" svg:height="1.143cm" svg:x="20.958cm" svg:y="5.227cm">
            <text:p text:style-name="P1"><text:span text:style-name="T5">Name</text:span><text:span text:style-name="T3">: </text:span><text:span text:style-name="T4">weather_proto_v1</text:span></text:p>
            <text:p text:style-name="P1"><text:span text:style-name="T5">PluginCode</text:span><text:span text:style-name="T3">: …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4" draw:id="id4">
          <draw:custom-shape draw:style-name="gr1" draw:text-style-name="P2" draw:layer="layout" svg:width="6.477cm" svg:height="7.328cm" svg:x="10.936cm" svg:y="11.071cm">
            <text:p text:style-name="P1"><text:span text:style-name="T1">Packag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5.969cm" svg:height="6.146cm" svg:x="11.217cm" svg:y="11.898cm">
            <text:p text:style-name="P1"><text:span text:style-name="T2">Name</text:span><text:span text:style-name="T3">: </text:span><text:span text:style-name="T4">exodev-1.0</text:span></text:p>
            <text:p text:style-name="P1"><text:span text:style-name="T5">Blob</text:span><text:span text:style-name="T3">: </text:span><text:span text:style-name="T4">[…]</text:span></text:p>
            <text:p text:style-name="P1"><text:span text:style-name="T5">Dependencies</text:span><text:span text:style-name="T3">: </text:span><text:span text:style-name="T4">[]</text:span><text:span text:style-name="T4"><text:line-break/></text:span><text:span text:style-name="T4"/></text:p>
            <text:p text:style-name="P1"><text:span text:style-name="T5">Yang Specification</text:span></text:p>
            <text:p text:style-name="P1"><text:span text:style-name="T4">module exodev {</text:span></text:p>
            <text:p text:style-name="P1"><text:span text:style-name="T4"><text:s text:c="2"/></text:span><text:span text:style-name="T4">// JSON-RPC API</text:span></text:p>
            <text:p text:style-name="P1"><text:span text:style-name="T4"><text:s text:c="2"/></text:span><text:span text:style-name="T4">rpc transfer-init { … }</text:span></text:p>
            <text:p text:style-name="P1"><text:span text:style-name="T4"/></text:p>
            <text:p text:style-name="P1"><text:span text:style-name="T4"><text:s text:c="2"/></text:span><text:span text:style-name="T4">// Config Data</text:span></text:p>
            <text:p text:style-name="P1"><text:span text:style-name="T4"><text:s text:c="2"/></text:span><text:span text:style-name="T4">container config {</text:span></text:p>
            <text:p text:style-name="P1"><text:span text:style-name="T4"><text:s text:c="4"/></text:span><text:span text:style-name="T4">leaf ip_addr { … }</text:span></text:p>
            <text:p text:style-name="P1"><text:span text:style-name="T4"><text:s text:c="2"/></text:span><text:span text:style-name="T4">}</text:span></text:p>
            <text:p text:style-name="P1"><text:span text:style-name="T4">}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3" draw:text-style-name="P3" draw:layer="layout" svg:x1="9.663cm" svg:y1="7.477cm" svg:x2="14.019cm" svg:y2="4.975cm" draw:start-shape="id1" draw:start-glue-point="1" svg:d="m9663 7477h2429v-2502h1927">
          <text:p/>
        </draw:connector>
        <draw:connector draw:style-name="gr3" draw:text-style-name="P3" draw:layer="layout" svg:x1="20.05cm" svg:y1="5.546cm" svg:x2="20.704cm" svg:y2="5.544cm" draw:start-shape="id2" draw:start-glue-point="1" draw:end-shape="id3" draw:end-glue-point="3" svg:d="m20050 5546h326v-2h328">
          <text:p/>
        </draw:connector>
        <draw:connector draw:style-name="gr3" draw:text-style-name="P3" draw:layer="layout" svg:x1="17.034cm" svg:y1="9.039cm" svg:x2="14.174cm" svg:y2="11.071cm" draw:start-shape="id2" draw:start-glue-point="2" draw:end-shape="id4" draw:end-glue-point="0" svg:d="m17034 9039v1016h-2860v1016">
          <text:p/>
        </draw:connector>
        <draw:g xml:id="id5" draw:id="id5">
          <draw:custom-shape draw:style-name="gr1" draw:text-style-name="P2" draw:layer="layout" svg:width="6.477cm" svg:height="7.328cm" svg:x="17.821cm" svg:y="11.071cm">
            <text:p text:style-name="P1"><text:span text:style-name="T1">Packag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5.969cm" svg:height="6.146cm" svg:x="18.075cm" svg:y="11.898cm">
            <text:p text:style-name="P1"><text:span text:style-name="T5">Name</text:span><text:span text:style-name="T3">: </text:span><text:span text:style-name="T4">weather_app-1.1</text:span></text:p>
            <text:p text:style-name="P1"><text:span text:style-name="T5">Blob</text:span><text:span text:style-name="T3">: </text:span><text:span text:style-name="T4">[…]</text:span></text:p>
            <text:p text:style-name="P1"><text:span text:style-name="T5">Dependencies</text:span><text:span text:style-name="T3">: </text:span><text:span text:style-name="T4">[“exodev-1.0”]</text:span></text:p>
            <text:p text:style-name="P1"><text:span text:style-name="T5"/></text:p>
            <text:p text:style-name="P1"><text:span text:style-name="T5">Yang Specification:</text:span><text:span text:style-name="T3"> </text:span></text:p>
            <text:p text:style-name="P1"><text:span text:style-name="T4">module weather_app {</text:span></text:p>
            <text:p text:style-name="P1"><text:span text:style-name="T4"><text:s text:c="2"/></text:span><text:span text:style-name="T4">// JSON-RPC API</text:span></text:p>
            <text:p text:style-name="P1"><text:span text:style-name="T4"><text:s text:c="2"/></text:span><text:span text:style-name="T4">rpc get-scan { … }</text:span></text:p>
            <text:p text:style-name="P1"><text:span text:style-name="T4"/></text:p>
            <text:p text:style-name="P1"><text:span text:style-name="T4"><text:s text:c="2"/></text:span><text:span text:style-name="T4">// Config Data</text:span></text:p>
            <text:p text:style-name="P1"><text:span text:style-name="T4"><text:s text:c="2"/></text:span><text:span text:style-name="T4">container config {</text:span></text:p>
            <text:p text:style-name="P1"><text:span text:style-name="T4"><text:s text:c="4"/></text:span><text:span text:style-name="T4">leaf sample_rate { … }</text:span></text:p>
            <text:p text:style-name="P1"><text:span text:style-name="T4"><text:s text:c="2"/></text:span><text:span text:style-name="T4">}</text:span></text:p>
            <text:p text:style-name="P1"><text:span text:style-name="T4">}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3" draw:text-style-name="P3" draw:layer="layout" svg:x1="17.034cm" svg:y1="9.039cm" svg:x2="21.059cm" svg:y2="11.071cm" draw:start-shape="id2" draw:start-glue-point="2" draw:end-shape="id5" svg:d="m17034 9039v1016h4025v101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999999" draw:end-color="#e6e6e6" draw:start-intensity="100%" draw:end-intensity="100%" draw:angle="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13T13:57:50</meta:creation-date>
    <dc:date>2013-02-09T11:29:01</dc:date>
    <meta:editing-duration>PT5H30M26S</meta:editing-duration>
    <meta:editing-cycles>16</meta:editing-cycles>
    <meta:generator>LibreOffice/3.5$Linux_x86 LibreOffice_project/350m1$Build-2</meta:generator>
    <meta:document-statistic meta:object-count="19"/>
  </office:meta>
</office:document-meta>
</file>